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 to do...?!  How could
anyone hold it fo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-one needs to use the bathroom, right?
Everyone's al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~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eer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 new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~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8T22:13:01+01:00</meta:creation-date>
    <dc:date>2019-12-18T22:13:0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